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of Relations Extractor</text:h>
      <text:p text:style-name="Standard">Test test te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of Relations Extractor</dc:title>
    <dc:description>This comments the Test of Relations Extractor</dc:description>
    <dc:subject>This is the Subject: Test</dc:subject>
    <meta:creation-date>2010-01-24T00:05:30</meta:creation-date>
    <dc:creator>Benno Luthiger</dc:creator>
    <dc:date>2010-01-24T00:17:43</dc:date>
    <meta:keyword>Keywords</meta:keyword>
    <meta:keyword>Test</meta:keyword>
    <meta:keyword>Relations</meta:keyword>
    <meta:keyword>Extractor</meta:keyword>
    <meta:editing-cycles>3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7" meta:character-count="42"/>
  </office:meta>
</office:document-meta>
</file>